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egrees</text:p>
          </table:table-cell>
          <table:table-cell office:value-type="string" calcext:value-type="string">
            <text:p>Eccentricity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0065" calcext:value-type="float">
            <text:p>0.50065</text:p>
          </table:table-cell>
          <table:table-cell office:value-type="float" office:value="9.9335" calcext:value-type="float">
            <text:p>9.9335</text:p>
          </table:table-cell>
          <table:table-cell office:value-type="float" office:value="8.5989" calcext:value-type="float">
            <text:p>8.59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883" calcext:value-type="float">
            <text:p>0.3883</text:p>
          </table:table-cell>
          <table:table-cell office:value-type="float" office:value="8.9347" calcext:value-type="float">
            <text:p>8.9347</text:p>
          </table:table-cell>
          <table:table-cell office:value-type="float" office:value="8.2316" calcext:value-type="float">
            <text:p>8.231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63113" calcext:value-type="float">
            <text:p>0.63113</text:p>
          </table:table-cell>
          <table:table-cell office:value-type="float" office:value="11.7308" calcext:value-type="float">
            <text:p>11.7308</text:p>
          </table:table-cell>
          <table:table-cell office:value-type="float" office:value="9.0993" calcext:value-type="float">
            <text:p>9.099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84088" calcext:value-type="float">
            <text:p>0.84088</text:p>
          </table:table-cell>
          <table:table-cell office:value-type="float" office:value="16.5963" calcext:value-type="float">
            <text:p>16.5963</text:p>
          </table:table-cell>
          <table:table-cell office:value-type="float" office:value="8.9823" calcext:value-type="float">
            <text:p>8.982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84181" calcext:value-type="float">
            <text:p>0.84181</text:p>
          </table:table-cell>
          <table:table-cell office:value-type="float" office:value="17.1227" calcext:value-type="float">
            <text:p>17.1227</text:p>
          </table:table-cell>
          <table:table-cell office:value-type="float" office:value="9.2424" calcext:value-type="float">
            <text:p>9.2424</text:p>
          </table:table-cell>
        </table:table-row>
        <table:table-row table:style-name="ro1">
          <table:table-cell/>
          <table:table-cell table:formula="of:=AVERAGE([.B2:.B6])" office:value-type="float" office:value="0.640554" calcext:value-type="float">
            <text:p>0.640554</text:p>
          </table:table-cell>
          <table:table-cell table:formula="of:=AVERAGE([.C2:.C6])" office:value-type="float" office:value="12.8636" calcext:value-type="float">
            <text:p>12.8636</text:p>
          </table:table-cell>
          <table:table-cell table:formula="of:=AVERAGE([.D2:.D6])" office:value-type="float" office:value="8.8309" calcext:value-type="float">
            <text:p>8.83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HK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6T23:25:35.097099152</meta:creation-date>
    <dc:date>2022-01-16T23:32:36.613211861</dc:date>
    <meta:editing-duration>PT7M2S</meta:editing-duration>
    <meta:editing-cycles>1</meta:editing-cycles>
    <meta:document-statistic meta:table-count="1" meta:cell-count="27" meta:object-count="0"/>
    <meta:generator>LibreOffice/6.4.7.2$Linux_X86_64 LibreOffice_project/40$Build-2</meta:generator>
  </office:meta>
</office:document-meta>
</file>